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aliza logów</text:p>
      <text:p text:style-name="Standard"/>
      <text:p text:style-name="Standard">Testy zostały wykonane łącznie na 10 osobach. Poczynania testerów, a także reakcje serwera i bieżąca integracja z AffitsServer API były logowane przez aplikację. Przykładowe logi:</text:p>
      <text:p text:style-name="Standard"/>
      <text:p text:style-name="Standard">2018-01-23 21:21:08.8248|DEBUG|EduApi.Services.AffitsApi|User: 6|http://153.19.52.107/AffitsServer/ce0f6417-c604-4bdb-8c1e-63601d4ca630/1516742461914/results request with response: "{"PAD":{"P":"-0,501283","A":"0,579915","D":"0,245727","P_Credibility":"0","A_Credibility":"0","D_Credibility":"0"}}"</text:p>
      <text:p text:style-name="Standard"/>
      <text:p text:style-name="Standard">2018-01-23 21:21:08.8248|INFO|EduApi.Services.EmotionalStateInterpreter|User: 6|Classified pad data "{"PAD":{"P":"-0,501283","A":"0,579915","D":"0,245727","P_Credibility":"0","A_Credibility":"0","D_Credibility":"0"}}" as: FRUSTRATED for interpreted emotion: Anger</text:p>
      <text:p text:style-name="Standard"/>
      <text:p text:style-name="Standard">2018-01-24 22:11:12.5868|INFO|lambda_method|User: 15|Distractor of type "reward" was drawn with content: fortuneWheel</text:p>
      <text:p text:style-name="Standard">2018-01-24 22:11:12.5868|INFO|lambda_method|User: 15|Providing a "REWARD" distractor for user with last emotional states: OK,OK,FRUSTRATED,OK,FRUSTRATED,</text:p>
      <text:p text:style-name="Standard"/>
      <text:p text:style-name="Standard">2018-01-26 17:59:50.7065|INFO|lambda_method|User: 20|Difficulty DOWN based on -1 score and emotional state FRUSTRATED</text:p>
      <text:p text:style-name="Standard"/>
      <text:p text:style-name="Standard"/>
      <text:p text:style-name="Standard">Analizując logi systemu można wyciągnąć statystykę sugerującą pewne zachowania użytkowników oraz ocenę aplikacji i jej skuteczności.</text:p>
      <text:p text:style-name="Standard">Pomimo około co najmniej godzinnych sesji nie odnotowywaliśmy stanu znudzenia – prze większość czasu użytkownicy pozostawali w optymalnym stanie. Czasami użytkownicy wchodzili w stan frustracji (ok 15.5% zinterpretowanych stanów).</text:p>
      <text:p text:style-name="Standard"/>
      <text:p text:style-name="Standard">Z przygotowanej statystyki można wyczytać średnią możliwość rozpoznania emocji w przesłanym obrazie wahającym się pomiędzy sesjami uczącymi od 3% do 59%. Jest to różnica dość znacząca i mocno utrudniająca zadanie.</text:p>
      <text:p text:style-name="Standard">Wywnioskować można z powyższego faktu że dla algorytmu analizującego emocje w przysłanych zdjęciach bardzo duże znaczenie ma jakość przesyłanego obrazu, a zwłaszcza po przeprowadzonych wywiadach jego jasność – część testujących rozwiązywała zadania posiadała włączoną jedynie lampkę przy biurku i dla tych osób widać znacznie rzadziej zinterpretowane wyniki niż w przypadku osób pracujących przy mocnym, pokojowym świetle wyraźniej oświetlającym postać.</text:p>
      <text:p text:style-name="Standard">Algorytm aplikacji, w momentach kiedy poprawnie udawało się rozpoznać frustrację jako utrzymujący się stan, serwował dystraktory, które zdawały się wprowadzać użytkowników z powrotem w stan optymalny – sytuacja taka, w zależności od badanego, miała miejsce od 0 do 5 razy w trakcie trwania sesji uczącej.</text:p>
      <text:p text:style-name="Standard">Średni czas trwania sesji wyniósł 56 minut sięgając godziny i 40 minut w przypadku najbardziej zainteresowanej z osób i rekordowy wynik 63% uzyskany w godzinę i 15 minut przez innego.</text:p>
      <text:p text:style-name="Standard"/>
      <text:p text:style-name="Standard">Użytkownicy sporadycznie korzystali z funkcji `Wyjaśnij dokładniej` (0-2 razy na sesję) co sugeruje odpowiednie dobranie materiału uczącego oraz właściwe dopasowywanie poziomu trudności do oczekiwanych rezultatów w testach przez co proces nauczania powinien być skuteczny lecz niezbyt banalny – nie występujący stan znudzenia.</text:p>
      <text:p text:style-name="Standard"/>
      <text:p text:style-name="Standard"><text:soft-page-break/>Dodatkowo z logów nie wynikają żadne dodatkowe problemy bądź nie przewidziane w zachowaniu systemu i implementacji wyjątki.</text:p>
      <text:p text:style-name="Standard"/>
      <text:p text:style-name="Standard">W celu zapewnienia większej dostępności interpretacji stanów emocjonalnych można by spróbować bardziej wyseparować sesje uczące ażeby jednocześnie wielu użytkowników nie korzystało z zewnętrznego API na raz i dostarczyć informację o koniecznych warunkach oświetleniowych wspomagających proces weryfikacji.</text:p>
      <text:p text:style-name="Standard">W przypadku kolejnych nieudanych prób weryfikacji stanu emocji można by również dostarczać użytkownikom informację o niewystarczająco dobrych warunkach do sukcesywnego i pomyślnego badania stanu emocjonalnego.</text:p>
      <text:p text:style-name="Standard"/>
      <text:list xml:id="list7057682000377569361" text:style-name="L1">
        <text:list-item>
          <text:list>
            <text:list-item>
              <text:p text:style-name="P1">Weryfikacja</text:p>
            </text:list-item>
          </text:list>
        </text:list-item>
      </text:list>
      <text:p text:style-name="Standard"/>
      <text:p text:style-name="Standard">Dzięki weryfikacji logów oraz wywiadów przeprowadzonych z testerami jesteśmy w stanie stwierdzić że system reagował na stany emocjonalne korzystając z zaimplentowanych mechanizmów, jak dystraktory oraz dostosowywanie poziomu trudności, co bazując na posiadanych przez nas informacjach, przynosiło odpowiednie skutki.</text:p>
      <text:p text:style-name="Standard">Nasi testerzy nie bywali aplikacją znużeni, a okresowo objawiające się stany frustracji były efektem problemów z rozwiązaniem zadań głównie programistycznych polegających na pisaniu własnego kodu, a dzięki wyżej wspomnianym mechanizmom udawało się przywracać ich stan do poziomu optymalnego.</text:p>
      <text:p text:style-name="Standard"/>
      <text:p text:style-name="Standard">Zważywszy na fakt okresowych braków możliwości interpretacji stanu emocjonalnego użytkownika przez serwer były to jedyne momenty w których aplikacja mogła stawać się niewrażliwa na potencjalnie niepożądany stan użytkownika.</text:p>
      <text:p text:style-name="Standard"/>
      <text:p text:style-name="Standard">Zestawiając oczekiwane założenia o skutecznej edukacji oraz responsywnego, z punktu widzenia emocji, serwisu z logami systemowymi i zebranymi opiniami metoda nauczania poprzez gamifikację spełniła zakładane rezultaty aplikacji edukacyjnej reagującej na emocje użytkownika. Uważamy że jest to ciekawa kontrpropozycja dla, wszystkim znanym, kursom online gdzie materiał pozostaje stały niezależnie od predyspozycji osoby pobierającej k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otr Kreft</meta:initial-creator>
    <meta:creation-date>2018-01-27T14:30:26.05</meta:creation-date>
    <dc:date>2018-01-27T16:02:47.05</dc:date>
    <dc:creator>Piotr Kreft</dc:creator>
    <meta:editing-duration>PT57M29S</meta:editing-duration>
    <meta:editing-cycles>16</meta:editing-cycles>
    <meta:generator>OpenOffice/4.1.3$Win32 OpenOffice.org_project/413m1$Build-9783</meta:generator>
    <meta:document-statistic meta:table-count="0" meta:image-count="0" meta:object-count="0" meta:page-count="2" meta:paragraph-count="22" meta:word-count="570" meta:character-count="4899"/>
  </office:meta>
</office:document-meta>
</file>